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name="T10" style:family="text">
      <style:text-properties fo:color="#000000" style:font-name="Times New Roman" fo:font-size="12pt" fo:language="de" fo:country="DE" fo:font-style="italic" fo:font-weight="bold"/>
    </style:style>
    <style:style style:name="T11" style:family="text">
      <style:text-properties fo:font-style="italic" fo:font-weight="bold"/>
    </style:style>
    <style:style style:name="T1" style:family="text">
      <style:text-properties fo:font-weight="bold"/>
    </style:style>
    <style:style style:name="T2" style:family="text">
      <style:text-properties fo:font-style="italic"/>
    </style:style>
    <style:style style:name="T3" style:family="text">
      <style:text-properties style:font-name="Times New Roman" fo:font-size="12pt" fo:language="de" fo:country="DE" fo:font-weight="bold"/>
    </style:style>
    <style:style style:name="T4" style:family="text">
      <style:text-properties fo:font-weight="normal"/>
    </style:style>
    <style:style style:name="T5" style:family="text">
      <style:text-properties style:text-underline-type="single" fo:font-weight="normal"/>
    </style:style>
    <style:style style:name="T6" style:family="text">
      <style:text-properties style:font-name="Times New Roman" fo:font-size="12pt" fo:language="de" fo:country="DE" fo:font-weight="normal"/>
    </style:style>
    <style:style style:name="T7" style:family="text">
      <style:text-properties fo:color="#000000" style:font-name="Times New Roman" fo:font-size="12pt" fo:language="de" fo:country="DE" fo:font-weight="normal"/>
    </style:style>
    <style:style style:name="T8" style:family="text">
      <style:text-properties style:font-name="Times New Roman" fo:font-size="12pt" fo:language="de" fo:country="DE" fo:font-style="italic" fo:font-weight="normal"/>
    </style:style>
    <style:style style:name="T9" style:family="text">
      <style:text-properties fo:color="#000000" style:font-name="Times New Roman" fo:font-size="12pt" fo:language="de" fo:country="DE" fo:font-weight="bold"/>
    </style:style>
    <style:style style:name="P10" style:family="paragraph" style:parent-style-name="Normal">
      <style:text-properties fo:color="#000000" style:font-name="Times New Roman" fo:font-size="12pt" fo:font-weight="normal"/>
    </style:style>
    <style:style style:name="P11" style:family="paragraph" style:parent-style-name="Normal">
      <style:paragraph-properties fo:text-align="left" fo:text-indent="0.0000in" fo:line-height="100%" fo:margin-left="0.0000in" fo:margin-right="0.0000in" fo:margin-top="0.0000in" fo:margin-bottom="0.0000in" style:writing-mode="lr"/>
      <style:text-properties style:font-name="Times New Roman" fo:font-size="12pt" fo:language="de" fo:country="DE" fo:font-weight="normal"/>
    </style:style>
    <style:style style:name="P12" style:family="paragraph" style:parent-style-name="Normal">
      <style:paragraph-properties fo:text-align="left" fo:text-indent="0.0000in" fo:line-height="100%" fo:margin-left="0.0000in" fo:margin-right="0.0000in" fo:margin-top="0.0000in" fo:margin-bottom="0.0000in" style:writing-mode="lr"/>
      <style:text-properties style:font-name="Times New Roman" fo:font-size="12pt" fo:language="de" fo:country="DE" fo:font-weight="bold"/>
    </style:style>
    <style:style style:name="P13" style:family="paragraph">
      <style:text-properties fo:color="#000000" style:font-name="Times New Roman" fo:font-size="12pt" fo:font-weight="normal"/>
    </style:style>
    <style:style style:name="P1" style:family="paragraph" style:parent-style-name="Normal">
      <style:paragraph-properties fo:margin-left="36pt"/>
    </style:style>
    <style:style style:name="P2" style:family="paragraph" style:parent-style-name="Normal">
      <style:paragraph-properties fo:margin-left="36pt"/>
      <style:text-properties style:font-name="Times New Roman" fo:font-size="12pt" fo:language="de" fo:country="DE" fo:font-weight="bold"/>
    </style:style>
    <style:style style:name="P3" style:family="paragraph" style:parent-style-name="Normal">
      <style:paragraph-properties fo:text-align="left" fo:margin-left="36pt" style:writing-mode="lr"/>
      <style:text-properties style:font-name="Times New Roman" fo:font-size="12pt" fo:language="de" fo:country="DE" fo:font-weight="bold"/>
    </style:style>
    <style:style style:name="P4" style:family="paragraph">
      <style:paragraph-properties fo:text-align="left" fo:text-indent="0.0000in" fo:line-height="100%" fo:margin-left="0.0000in" fo:margin-right="0.0000in" fo:margin-top="0.0000in" fo:margin-bottom="0.0000in" style:writing-mode="lr"/>
    </style:style>
    <style:style style:name="P5" style:family="paragraph" style:parent-style-name="Normal">
      <style:paragraph-properties fo:text-align="left" fo:margin-left="36pt" style:writing-mode="lr"/>
    </style:style>
    <style:style style:name="P6" style:family="paragraph" style:parent-style-name="Heading 3">
      <style:paragraph-properties style:writing-mode="lr"/>
      <style:text-properties fo:color="#000000" style:font-name="Times New Roman" fo:font-size="12pt" fo:language="de" fo:country="DE" fo:font-weight="bold"/>
    </style:style>
    <style:style style:name="P7" style:family="paragraph" style:parent-style-name="Normal">
      <style:paragraph-properties fo:margin-left="36pt" style:writing-mode="lr"/>
      <style:text-properties style:font-name="Times New Roman" fo:font-size="12pt" fo:language="de" fo:country="DE" fo:font-weight="normal"/>
    </style:style>
    <style:style style:name="P8" style:family="paragraph" style:parent-style-name="Normal">
      <style:paragraph-properties fo:margin-left="36pt" style:writing-mode="lr"/>
      <style:text-properties fo:language="de" fo:country="DE"/>
    </style:style>
    <style:style style:name="P9" style:family="paragraph">
      <style:paragraph-properties fo:margin-left="36pt"/>
    </style:style>
    <style:style style:name="P14" style:family="paragraph">
      <style:paragraph-properties fo:text-align="center"/>
    </style:style>
    <style:style style:name="P15" style:family="paragraph">
      <style:paragraph-properties fo:text-align="left" style:writing-mode="lr"/>
    </style:style>
    <style:style style:name="Sect1" style:family="section"/>
    <style:style style:name="Table1" style:family="table">
      <style:table-properties style:width="171.100000mm" table:align="left"/>
    </style:style>
    <style:style style:name="Table1.col1" style:family="table-column">
      <style:table-column-properties style:column-width="42.5mm"/>
    </style:style>
    <style:style style:name="Table1.col2" style:family="table-column">
      <style:table-column-properties style:column-width="128.6mm"/>
    </style:style>
    <style:style style:name="Table1.row20" style:family="table-row">
      <style:table-row-properties style:min-row-height="7.5mm"/>
    </style:style>
    <style:style style:name="Table1.row21" style:family="table-row">
      <style:table-row-properties style:min-row-height="10.0mm"/>
    </style:style>
    <style:style style:name="Table1.row22" style:family="table-row">
      <style:table-row-properties style:min-row-height="5.0mm"/>
    </style:style>
    <style:style style:name="Table1.row23" style:family="table-row">
      <style:table-row-properties style:min-row-height="15.0mm"/>
    </style:style>
    <style:style style:name="Table1.row24" style:family="table-row">
      <style:table-row-properties style:min-row-height="6.2mm"/>
    </style:style>
    <style:style style:name="Table1.row25" style:family="table-row">
      <style:table-row-properties style:min-row-height="10.0mm"/>
    </style:style>
    <style:style style:name="Table1.row26" style:family="table-row">
      <style:table-row-properties style:min-row-height="10.0mm"/>
    </style:style>
    <style:style style:name="Table1.row27" style:family="table-row">
      <style:table-row-properties style:min-row-height="5.0mm"/>
    </style:style>
    <style:style style:name="Table1.row28" style:family="table-row">
      <style:table-row-properties style:min-row-height="10.0mm"/>
    </style:style>
    <style:style style:name="Table1.row29" style:family="table-row">
      <style:table-row-properties style:min-row-height="10.0mm"/>
    </style:style>
    <style:style style:name="Table1.row32" style:family="table-row">
      <style:table-row-properties style:min-row-height="5.0mm"/>
    </style:style>
    <style:style style:name="Table1.row3" style:family="table-row">
      <style:table-row-properties style:min-row-height="5.0mm"/>
    </style:style>
    <style:style style:name="Table1.row6" style:family="table-row">
      <style:table-row-properties style:min-row-height="5.0mm"/>
    </style:style>
    <style:style style:name="Table1.row1" style:family="table-row">
      <style:table-row-properties style:min-row-height="6.2mm"/>
    </style:style>
    <style:style style:name="Table1.row2" style:family="table-row">
      <style:table-row-properties style:min-row-height="5.0mm"/>
    </style:style>
    <style:style style:name="Table1.row30" style:family="table-row">
      <style:table-row-properties style:min-row-height="5.0mm"/>
    </style:style>
    <style:style style:name="Table1.row31" style:family="table-row">
      <style:table-row-properties style:min-row-height="5.0mm"/>
    </style:style>
    <style:style style:name="Table1.row4" style:family="table-row">
      <style:table-row-properties style:min-row-height="20.0mm"/>
    </style:style>
    <style:style style:name="Table1.row5" style:family="table-row">
      <style:table-row-properties style:min-row-height="5.0mm"/>
    </style:style>
    <style:style style:name="Table1.row10" style:family="table-row">
      <style:table-row-properties style:min-row-height="6.2mm"/>
    </style:style>
    <style:style style:name="Table1.row11" style:family="table-row">
      <style:table-row-properties style:min-row-height="5.0mm"/>
    </style:style>
    <style:style style:name="Table1.row12" style:family="table-row">
      <style:table-row-properties style:min-row-height="5.0mm"/>
    </style:style>
    <style:style style:name="Table1.row13" style:family="table-row">
      <style:table-row-properties style:min-row-height="5.0mm"/>
    </style:style>
    <style:style style:name="Table1.row14" style:family="table-row">
      <style:table-row-properties style:min-row-height="5.0mm"/>
    </style:style>
    <style:style style:name="Table1.row15" style:family="table-row">
      <style:table-row-properties style:min-row-height="5.0mm"/>
    </style:style>
    <style:style style:name="Table1.row16" style:family="table-row">
      <style:table-row-properties style:min-row-height="5.0mm"/>
    </style:style>
    <style:style style:name="Table1.row17" style:family="table-row">
      <style:table-row-properties style:min-row-height="5.0mm"/>
    </style:style>
    <style:style style:name="Table1.row18" style:family="table-row">
      <style:table-row-properties style:min-row-height="5.0mm"/>
    </style:style>
    <style:style style:name="Table1.row19" style:family="table-row">
      <style:table-row-properties style:min-row-height="10.0mm"/>
    </style:style>
    <style:style style:name="Table1.row7" style:family="table-row">
      <style:table-row-properties style:min-row-height="5.0mm"/>
    </style:style>
    <style:style style:name="Table1.row8" style:family="table-row">
      <style:table-row-properties style:min-row-height="5.0mm"/>
    </style:style>
    <style:style style:name="Table1.row9" style:family="table-row">
      <style:table-row-properties style:min-row-height="5.0mm"/>
    </style:style>
    <style:style style:name="Table1_col2_row10" style:family="table-cell">
      <style:table-cell-properties fo:border-left="0.72pt solid #000000" fo:border-right="0.72pt solid #000000" fo:border-top="0.72pt solid #000000" fo:border-bottom="0.72pt solid #000000"/>
    </style:style>
    <style:style style:name="Table1_col2_row11" style:family="table-cell">
      <style:table-cell-properties fo:border-left="0.72pt solid #000000" fo:border-right="0.72pt solid #000000" fo:border-top="0.72pt solid #000000" fo:border-bottom="0.72pt solid #000000"/>
    </style:style>
    <style:style style:name="Table1_col2_row12" style:family="table-cell">
      <style:table-cell-properties fo:border-left="0.72pt solid #000000" fo:border-right="0.72pt solid #000000" fo:border-top="0.72pt solid #000000" fo:border-bottom="0.72pt solid #000000"/>
    </style:style>
    <style:style style:name="Table1_col2_row13" style:family="table-cell">
      <style:table-cell-properties fo:border-left="0.72pt solid #000000" fo:border-right="0.72pt solid #000000" fo:border-top="0.72pt solid #000000" fo:border-bottom="0.72pt solid #000000"/>
    </style:style>
    <style:style style:name="Table1_col2_row14" style:family="table-cell">
      <style:table-cell-properties fo:border-left="0.72pt solid #000000" fo:border-right="0.72pt solid #000000" fo:border-top="0.72pt solid #000000" fo:border-bottom="0.72pt solid #000000"/>
    </style:style>
    <style:style style:name="Table1_col2_row15" style:family="table-cell">
      <style:table-cell-properties fo:border-left="0.72pt solid #000000" fo:border-right="0.72pt solid #000000" fo:border-top="0.72pt solid #000000" fo:border-bottom="0.72pt solid #000000"/>
    </style:style>
    <style:style style:name="Table1_col2_row16" style:family="table-cell">
      <style:table-cell-properties fo:border-left="0.72pt solid #000000" fo:border-right="0.72pt solid #000000" fo:border-top="0.72pt solid #000000" fo:border-bottom="0.72pt solid #000000"/>
    </style:style>
    <style:style style:name="Table1_col2_row17" style:family="table-cell">
      <style:table-cell-properties fo:border-left="0.72pt solid #000000" fo:border-right="0.72pt solid #000000" fo:border-top="0.72pt solid #000000" fo:border-bottom="0.72pt solid #000000"/>
    </style:style>
    <style:style style:name="Table1_col2_row18" style:family="table-cell">
      <style:table-cell-properties fo:border-left="0.72pt solid #000000" fo:border-right="0.72pt solid #000000" fo:border-top="0.72pt solid #000000" fo:border-bottom="0.72pt solid #000000"/>
    </style:style>
    <style:style style:name="Table1_col2_row19" style:family="table-cell">
      <style:table-cell-properties fo:border-left="0.72pt solid #000000" fo:border-right="0.72pt solid #000000" fo:border-top="0.72pt solid #000000" fo:border-bottom="0.72pt solid #000000"/>
    </style:style>
    <style:style style:name="Table1_col1_row30" style:family="table-cell">
      <style:table-cell-properties fo:border-left="0.72pt solid #000000" fo:border-right="0.72pt solid #000000" fo:border-top="0.72pt solid #000000" fo:border-bottom="0.72pt solid #000000"/>
    </style:style>
    <style:style style:name="Table1_col1_row31" style:family="table-cell">
      <style:table-cell-properties fo:border-left="0.72pt solid #000000" fo:border-right="0.72pt solid #000000" fo:border-top="0.72pt solid #000000" fo:border-bottom="0.72pt solid #000000"/>
    </style:style>
    <style:style style:name="Table1_col1_row32" style:family="table-cell">
      <style:table-cell-properties fo:border-left="0.72pt solid #000000" fo:border-right="0.72pt solid #000000" fo:border-top="0.72pt solid #000000" fo:border-bottom="0.72pt solid #000000"/>
    </style:style>
    <style:style style:name="Table1_col2_row32" style:family="table-cell">
      <style:table-cell-properties fo:border-left="0.72pt solid #000000" fo:border-right="0.72pt solid #000000" fo:border-top="0.72pt solid #000000" fo:border-bottom="0.72pt solid #000000"/>
    </style:style>
    <style:style style:name="Table1_col2_row20" style:family="table-cell">
      <style:table-cell-properties fo:border-left="0.72pt solid #000000" fo:border-right="0.72pt solid #000000" fo:border-top="0.72pt solid #000000" fo:border-bottom="0.72pt solid #000000"/>
    </style:style>
    <style:style style:name="Table1_col2_row21" style:family="table-cell">
      <style:table-cell-properties fo:border-left="0.72pt solid #000000" fo:border-right="0.72pt solid #000000" fo:border-top="0.72pt solid #000000" fo:border-bottom="0.72pt solid #000000"/>
    </style:style>
    <style:style style:name="Table1_col2_row22" style:family="table-cell">
      <style:table-cell-properties fo:border-left="0.72pt solid #000000" fo:border-right="0.72pt solid #000000" fo:border-top="0.72pt solid #000000" fo:border-bottom="0.72pt solid #000000"/>
    </style:style>
    <style:style style:name="Table1_col2_row23" style:family="table-cell">
      <style:table-cell-properties fo:border-left="0.72pt solid #000000" fo:border-right="0.72pt solid #000000" fo:border-top="0.72pt solid #000000" fo:border-bottom="0.72pt solid #000000"/>
    </style:style>
    <style:style style:name="Table1_col2_row24" style:family="table-cell">
      <style:table-cell-properties fo:border-left="0.72pt solid #000000" fo:border-right="0.72pt solid #000000" fo:border-top="0.72pt solid #000000" fo:border-bottom="0.72pt solid #000000"/>
    </style:style>
    <style:style style:name="Table1_col2_row25" style:family="table-cell">
      <style:table-cell-properties fo:border-left="0.72pt solid #000000" fo:border-right="0.72pt solid #000000" fo:border-top="0.72pt solid #000000" fo:border-bottom="0.72pt solid #000000"/>
    </style:style>
    <style:style style:name="Table1_col2_row26" style:family="table-cell">
      <style:table-cell-properties fo:border-left="0.72pt solid #000000" fo:border-right="0.72pt solid #000000" fo:border-top="0.72pt solid #000000" fo:border-bottom="0.72pt solid #000000"/>
    </style:style>
    <style:style style:name="Table1_col2_row27" style:family="table-cell">
      <style:table-cell-properties fo:border-left="0.72pt solid #000000" fo:border-right="0.72pt solid #000000" fo:border-top="0.72pt solid #000000" fo:border-bottom="0.72pt solid #000000"/>
    </style:style>
    <style:style style:name="Table1_col2_row28" style:family="table-cell">
      <style:table-cell-properties fo:border-left="0.72pt solid #000000" fo:border-right="0.72pt solid #000000" fo:border-top="0.72pt solid #000000" fo:border-bottom="0.72pt solid #000000"/>
    </style:style>
    <style:style style:name="Table1_col2_row29" style:family="table-cell">
      <style:table-cell-properties fo:border-left="0.72pt solid #000000" fo:border-right="0.72pt solid #000000" fo:border-top="0.72pt solid #000000" fo:border-bottom="0.72pt solid #000000"/>
    </style:style>
    <style:style style:name="Table1_col1_row25" style:family="table-cell">
      <style:table-cell-properties fo:border-left="0.72pt solid #000000" fo:border-right="0.72pt solid #000000" fo:border-top="0.72pt solid #000000" fo:border-bottom="0.72pt solid #000000"/>
    </style:style>
    <style:style style:name="Table1_col2_row1" style:family="table-cell">
      <style:table-cell-properties fo:border-left="0.72pt solid #000000" fo:border-right="0.72pt solid #000000" fo:border-top="0.72pt solid #000000" fo:border-bottom="0.72pt solid #000000"/>
    </style:style>
    <style:style style:name="Table1_col1_row10" style:family="table-cell">
      <style:table-cell-properties fo:border-left="0.72pt solid #000000" fo:border-right="0.72pt solid #000000" fo:border-top="0.72pt solid #000000" fo:border-bottom="0.72pt solid #000000"/>
    </style:style>
    <style:style style:name="Table1_col1_row11" style:family="table-cell">
      <style:table-cell-properties fo:border-left="0.72pt solid #000000" fo:border-right="0.72pt solid #000000" fo:border-top="0.72pt solid #000000" fo:border-bottom="0.72pt solid #000000"/>
    </style:style>
    <style:style style:name="Table1_col1_row12" style:family="table-cell">
      <style:table-cell-properties fo:border-left="0.72pt solid #000000" fo:border-right="0.72pt solid #000000" fo:border-top="0.72pt solid #000000" fo:border-bottom="0.72pt solid #000000"/>
    </style:style>
    <style:style style:name="Table1_col1_row13" style:family="table-cell">
      <style:table-cell-properties fo:border-left="0.72pt solid #000000" fo:border-right="0.72pt solid #000000" fo:border-top="0.72pt solid #000000" fo:border-bottom="0.72pt solid #000000"/>
    </style:style>
    <style:style style:name="Table1_col1_row14" style:family="table-cell">
      <style:table-cell-properties fo:border-left="0.72pt solid #000000" fo:border-right="0.72pt solid #000000" fo:border-top="0.72pt solid #000000" fo:border-bottom="0.72pt solid #000000"/>
    </style:style>
    <style:style style:name="Table1_col1_row15" style:family="table-cell">
      <style:table-cell-properties fo:border-left="0.72pt solid #000000" fo:border-right="0.72pt solid #000000" fo:border-top="0.72pt solid #000000" fo:border-bottom="0.72pt solid #000000"/>
    </style:style>
    <style:style style:name="Table1_col1_row16" style:family="table-cell">
      <style:table-cell-properties fo:border-left="0.72pt solid #000000" fo:border-right="0.72pt solid #000000" fo:border-top="0.72pt solid #000000" fo:border-bottom="0.72pt solid #000000"/>
    </style:style>
    <style:style style:name="Table1_col1_row17" style:family="table-cell">
      <style:table-cell-properties fo:border-left="0.72pt solid #000000" fo:border-right="0.72pt solid #000000" fo:border-top="0.72pt solid #000000" fo:border-bottom="0.72pt solid #000000"/>
    </style:style>
    <style:style style:name="Table1_col1_row18" style:family="table-cell">
      <style:table-cell-properties fo:border-left="0.72pt solid #000000" fo:border-right="0.72pt solid #000000" fo:border-top="0.72pt solid #000000" fo:border-bottom="0.72pt solid #000000"/>
    </style:style>
    <style:style style:name="Table1_col1_row19" style:family="table-cell">
      <style:table-cell-properties fo:border-left="0.72pt solid #000000" fo:border-right="0.72pt solid #000000" fo:border-top="0.72pt solid #000000" fo:border-bottom="0.72pt solid #000000"/>
    </style:style>
    <style:style style:name="Table1_col2_row7" style:family="table-cell">
      <style:table-cell-properties fo:border-left="0.72pt solid #000000" fo:border-right="0.72pt solid #000000" fo:border-top="0.72pt solid #000000" fo:border-bottom="0.72pt solid #000000"/>
    </style:style>
    <style:style style:name="Table1_col2_row31" style:family="table-cell">
      <style:table-cell-properties fo:border-left="0.72pt solid #000000" fo:border-right="0.72pt solid #000000" fo:border-top="0.72pt solid #000000" fo:border-bottom="0.72pt solid #000000"/>
    </style:style>
    <style:style style:name="Table1_col2_row8" style:family="table-cell">
      <style:table-cell-properties fo:border-left="0.72pt solid #000000" fo:border-right="0.72pt solid #000000" fo:border-top="0.72pt solid #000000" fo:border-bottom="0.72pt solid #000000"/>
    </style:style>
    <style:style style:name="Table1_col1_row24" style:family="table-cell">
      <style:table-cell-properties fo:border-left="0.72pt solid #000000" fo:border-right="0.72pt solid #000000" fo:border-top="0.72pt solid #000000" fo:border-bottom="0.72pt solid #000000"/>
    </style:style>
    <style:style style:name="Table1_col2_row9" style:family="table-cell">
      <style:table-cell-properties fo:border-left="0.72pt solid #000000" fo:border-right="0.72pt solid #000000" fo:border-top="0.72pt solid #000000" fo:border-bottom="0.72pt solid #000000"/>
    </style:style>
    <style:style style:name="Table1_col1_row20" style:family="table-cell">
      <style:table-cell-properties fo:border-left="0.72pt solid #000000" fo:border-right="0.72pt solid #000000" fo:border-top="0.72pt solid #000000" fo:border-bottom="0.72pt solid #000000"/>
    </style:style>
    <style:style style:name="Table1_col1_row21" style:family="table-cell">
      <style:table-cell-properties fo:border-left="0.72pt solid #000000" fo:border-right="0.72pt solid #000000" fo:border-top="0.72pt solid #000000" fo:border-bottom="0.72pt solid #000000"/>
    </style:style>
    <style:style style:name="Table1_col1_row6" style:family="table-cell">
      <style:table-cell-properties fo:border-left="0.72pt solid #000000" fo:border-right="0.72pt solid #000000" fo:border-top="0.72pt solid #000000" fo:border-bottom="0.72pt solid #000000"/>
    </style:style>
    <style:style style:name="Table1_col1_row23" style:family="table-cell">
      <style:table-cell-properties fo:border-left="0.72pt solid #000000" fo:border-right="0.72pt solid #000000" fo:border-top="0.72pt solid #000000" fo:border-bottom="0.72pt solid #000000"/>
    </style:style>
    <style:style style:name="Table1_col2_row2" style:family="table-cell">
      <style:table-cell-properties fo:border-left="0.72pt solid #000000" fo:border-right="0.72pt solid #000000" fo:border-top="0.72pt solid #000000" fo:border-bottom="0.72pt solid #000000"/>
    </style:style>
    <style:style style:name="Table1_col2_row3" style:family="table-cell">
      <style:table-cell-properties fo:border-left="0.72pt solid #000000" fo:border-right="0.72pt solid #000000" fo:border-top="0.72pt solid #000000" fo:border-bottom="0.72pt solid #000000"/>
    </style:style>
    <style:style style:name="Table1_col2_row4" style:family="table-cell">
      <style:table-cell-properties fo:border-left="0.72pt solid #000000" fo:border-right="0.72pt solid #000000" fo:border-top="0.72pt solid #000000" fo:border-bottom="0.72pt solid #000000"/>
    </style:style>
    <style:style style:name="Table1_col2_row5" style:family="table-cell">
      <style:table-cell-properties fo:border-left="0.72pt solid #000000" fo:border-right="0.72pt solid #000000" fo:border-top="0.72pt solid #000000" fo:border-bottom="0.72pt solid #000000"/>
    </style:style>
    <style:style style:name="Table1_col2_row6" style:family="table-cell">
      <style:table-cell-properties fo:border-left="0.72pt solid #000000" fo:border-right="0.72pt solid #000000" fo:border-top="0.72pt solid #000000" fo:border-bottom="0.72pt solid #000000"/>
    </style:style>
    <style:style style:name="Table1_col1_row1" style:family="table-cell">
      <style:table-cell-properties fo:border-left="0.72pt solid #000000" fo:border-right="0.72pt solid #000000" fo:border-top="0.72pt solid #000000" fo:border-bottom="0.72pt solid #000000"/>
    </style:style>
    <style:style style:name="Table1_col1_row2" style:family="table-cell">
      <style:table-cell-properties fo:border-left="0.72pt solid #000000" fo:border-right="0.72pt solid #000000" fo:border-top="0.72pt solid #000000" fo:border-bottom="0.72pt solid #000000"/>
    </style:style>
    <style:style style:name="Table1_col1_row3" style:family="table-cell">
      <style:table-cell-properties fo:border-left="0.72pt solid #000000" fo:border-right="0.72pt solid #000000" fo:border-top="0.72pt solid #000000" fo:border-bottom="0.72pt solid #000000"/>
    </style:style>
    <style:style style:name="Table1_col1_row4" style:family="table-cell">
      <style:table-cell-properties fo:border-left="0.72pt solid #000000" fo:border-right="0.72pt solid #000000" fo:border-top="0.72pt solid #000000" fo:border-bottom="0.72pt solid #000000"/>
    </style:style>
    <style:style style:name="Table1_col1_row5" style:family="table-cell">
      <style:table-cell-properties fo:border-left="0.72pt solid #000000" fo:border-right="0.72pt solid #000000" fo:border-top="0.72pt solid #000000" fo:border-bottom="0.72pt solid #000000"/>
    </style:style>
    <style:style style:name="Table1_col1_row22" style:family="table-cell">
      <style:table-cell-properties fo:border-left="0.72pt solid #000000" fo:border-right="0.72pt solid #000000" fo:border-top="0.72pt solid #000000" fo:border-bottom="0.72pt solid #000000"/>
    </style:style>
    <style:style style:name="Table1_col1_row7" style:family="table-cell">
      <style:table-cell-properties fo:border-left="0.72pt solid #000000" fo:border-right="0.72pt solid #000000" fo:border-top="0.72pt solid #000000" fo:border-bottom="0.72pt solid #000000"/>
    </style:style>
    <style:style style:name="Table1_col1_row8" style:family="table-cell">
      <style:table-cell-properties fo:border-left="0.72pt solid #000000" fo:border-right="0.72pt solid #000000" fo:border-top="0.72pt solid #000000" fo:border-bottom="0.72pt solid #000000"/>
    </style:style>
    <style:style style:name="Table1_col1_row9" style:family="table-cell">
      <style:table-cell-properties fo:border-left="0.72pt solid #000000" fo:border-right="0.72pt solid #000000" fo:border-top="0.72pt solid #000000" fo:border-bottom="0.72pt solid #000000"/>
    </style:style>
    <style:style style:name="Table1_col1_row26" style:family="table-cell">
      <style:table-cell-properties fo:border-left="0.72pt solid #000000" fo:border-right="0.72pt solid #000000" fo:border-top="0.72pt solid #000000" fo:border-bottom="0.72pt solid #000000"/>
    </style:style>
    <style:style style:name="Table1_col1_row27" style:family="table-cell">
      <style:table-cell-properties fo:border-left="0.72pt solid #000000" fo:border-right="0.72pt solid #000000" fo:border-top="0.72pt solid #000000" fo:border-bottom="0.72pt solid #000000"/>
    </style:style>
    <style:style style:name="Table1_col1_row28" style:family="table-cell">
      <style:table-cell-properties fo:border-left="0.72pt solid #000000" fo:border-right="0.72pt solid #000000" fo:border-top="0.72pt solid #000000" fo:border-bottom="0.72pt solid #000000"/>
    </style:style>
    <style:style style:name="Table1_col1_row29" style:family="table-cell">
      <style:table-cell-properties fo:border-left="0.72pt solid #000000" fo:border-right="0.72pt solid #000000" fo:border-top="0.72pt solid #000000" fo:border-bottom="0.72pt solid #000000"/>
    </style:style>
    <style:style style:name="graphic1" style:family="graphic" style:parent-style-name="Frame">
      <style:graphic-properties fo:background-color="#ffffff" style:wrap="parallel" style:vertical-pos="from-top" style:vertical-rel="page" style:horizontal-pos="from-left" style:horizontal-rel="page" fo:padding="0cm"/>
    </style:style>
    <style:page-layout style:name="PLayout2">
      <style:page-layout-properties fo:margin-top="1.270000cm" fo:margin-bottom="1.270000cm" fo:margin-left="1.0000in" fo:margin-right="1.0000in"/>
      <style:header-style>
        <style:header-footer-properties svg:height="1.270000cm"/>
      </style:header-style>
      <style:footer-style>
        <style:header-footer-properties svg:height="1.270000cm"/>
      </style:footer-style>
    </style:page-layout>
    <style:page-layout style:name="Standard">
      <style:page-layout-properties fo:margin-top="1.270000cm" fo:margin-bottom="1.270000cm" fo:margin-left="1.0000in" fo:margin-right="1.0000in"/>
      <style:header-style>
        <style:header-footer-properties svg:height="1.270000cm"/>
      </style:header-style>
      <style:footer-style>
        <style:header-footer-properties svg:height="1.270000cm"/>
      </style:footer-style>
    </style:page-layout>
  </office:automatic-styles>
  <office:body>
    <office:text>
      <text:section text:style-name="Sect1" text:name="Section1">
        <text:p text:style-name="Heading 1">Die Erstellung von Shildimon Levels</text:p>
        <text:p text:style-name="Heading 2">1. Erstellung einer neuen Datei</text:p>
        <text:p text:style-name="P1">Man gehe in das gewünschte Verzeichnis und erstelle dort eine reine Textdatei (Endung: .txt).</text:p>
        <text:p text:style-name="P1">Dann ändere man die Dateiendung in <text:span text:style-name="T1">.shl</text:span> .</text:p>
        <text:p text:style-name="P1">Dies kann bei Windowssystemen teilweise Probleme bereiten, wenn Dateiendungen ausblenden eingestellt ist, da dann die Endung nicht geändert wird, sondern nur der Dateiname durch .shl ergänzt. → Man erhält <text:span text:style-name="T1">fälschlicherweise name.shl.txt</text:span></text:p>
        <text:p text:style-name="P1"><text:span text:style-name="T2">Name der Datei ist zwar nicht gleichzeitig der im Spiel angezeigte Name der Landschaft, sollte aber trotzdem sinnvoll gewählt sein, da er in der weiteren Gestaltung von Levels eine wichtige Rolle spielt.</text:span></text:p>
        <text:p text:style-name="P1"/>
        <text:p text:style-name="Heading 2">2. Der Grundinhalt der Datei</text:p>
        <text:p text:style-name="Heading 3">2.1 Der Dateikopf</text:p>
        <text:p text:style-name="P2">Der Dateikopf der Datei enthält wichtige Daten darüber, wie der Computer mit der Datei umgehen soll:</text:p>
        <text:p text:style-name="P3">
    <draw:frame draw:name="Frame1" draw:style-name="graphic1" draw:z-index="0" text:anchor-type="page" svg:x="1.482639in" svg:y="4.655556in" svg:width="2.510417in">
     <draw:text-box fo:min-height="0.813889in">
      <text:p text:style-name="P4"><text:span text:style-name="T3">[Eigenschaften]</text:span></text:p>
      <text:p text:style-name="P4"><text:span text:style-name="T3">size = (x,y)</text:span></text:p>
      <text:p text:style-name="P4"><text:span text:style-name="T3">name = Landschaftsname</text:span></text:p>
      <text:p text:style-name="P4"><text:span text:style-name="T3">music = bgmusic.mp3</text:span></text:p>
     </draw:text-box>
    </draw:frame></text:p>
        <text:p text:style-name="P3"/>
        <text:p text:style-name="P5"/>
        <text:p text:style-name="P5"/>
        <text:p text:style-name="P5"/>
        <text:p text:style-name="P5"><text:span text:style-name="T4">Zuerst kopiere man diesen Kopf in seine neue Landschaftsname.shl Datei.</text:span></text:p>
        <text:p text:style-name="P5"><text:span text:style-name="T4">Dann ändere man x und y in die gewünschte Breite und Höhe der Landschaft.</text:span></text:p>
        <text:p text:style-name="P5"><text:span text:style-name="T4">In unserem Beispielfall in </text:span><text:span text:style-name="T1">size = (1,1)</text:span><text:span text:style-name="T4"> , da wir erst einmal der Übersicht halber nur ein Feld erstellen.</text:span></text:p>
        <text:p text:style-name="P5"><text:span text:style-name="T4">Dann ändere man den Landschaftsnamen zB. in </text:span><text:span text:style-name="T1">name = Meine erste Landschaft</text:span><text:span text:style-name="T4">.</text:span></text:p>
        <text:p text:style-name="P5"><text:span text:style-name="T4">Und zuletzt füge man den Namen der Hintergrundmusik ein. Es ist dabei wichtig, dass diese in dem Spielordner in data/Musik liegt.</text:span></text:p>
        <text:p text:style-name="P5"><text:span text:style-name="T4">Eine Angabe von Unterordnern in diesem Ordner ist möglich, indem man zum Beispiel music = </text:span><text:span text:style-name="T1">Unterordner/musikname.zb</text:span><text:span text:style-name="T4"> angibt.</text:span></text:p>
        <text:p text:style-name="P5"><text:span text:style-name="T4">Wichtig: Für das abtrennen von Unterordnern </text:span><text:span text:style-name="T5">muss</text:span><text:span text:style-name="T4"> ein / verwendet werden.</text:span></text:p>
        <text:p text:style-name="P5"><text:span text:style-name="T4">Für unser Beispiel nehmen wir die Standartmusik</text:span></text:p>
        <text:p text:style-name="P5"><text:span text:style-name="T1">name = by_joram/sstandartm.mid</text:span><text:span text:style-name="T4">.</text:span></text:p>
        <text:p text:style-name="P5"><text:span text:style-name="T4">Damit ist der Kopfteil unserer Datei schon einmal fertig.</text:span></text:p>
        <text:p text:style-name="P6">2.2 Ein erstes Feld</text:p>
        <text:p text:style-name="P7">Als zweites müssen wir natürlich das eine Feld unserer 1x1 Landschaft definieren.</text:p>
        <text:p text:style-name="P8">Dazu schreiben wir folgenden Text in unsere Datei:</text:p>
        <text:p text:style-name="P7">
    <draw:frame draw:name="Frame2" draw:style-name="graphic1" draw:z-index="0" text:anchor-type="page" svg:x="1.493056in" svg:y="8.907639in" svg:width="2.500000in">
     <draw:text-box fo:min-height="0.833333in">
      <text:p text:style-name="P4"><text:span text:style-name="T6">[x,y]</text:span></text:p>
      <text:p text:style-name="P4"><text:span text:style-name="T6">action=.</text:span></text:p>
      <text:p text:style-name="P4"><text:span text:style-name="T6">background=boden.png</text:span></text:p>
      <text:p text:style-name="P4"><text:span text:style-name="T6">file=gras.png</text:span></text:p>
     </draw:text-box>
    </draw:frame></text:p>
        <text:p/>
        <text:p/>
        <text:p/>
        <text:p/>
        <text:p/>
        <text:p text:style-name="P9">In diesen Angaben steht alles, was der Computer über das Feld wissen muss.</text:p>
        <text:p text:style-name="P9">background definiert zB. die Unterste Bildebene des Feldes. Darüber wird dann die zweite Bildebene angezeigt. Diese besitzt meist durchsichtige Stellen und man kann so zB. einen Baum obwohl man nur ein Bild von einem Baum hat sowohl auf Gras, als auch auf einem einfache braunen Boden, oder sogar im Wasser anzeigen lassen.</text:p>
        <text:p text:style-name="P9">Alle Bilder die man bei diesen beiden Stellen benutzen kann sind unter data/Objekte/Landschaftssegmente/ und den entsprechenden Unterordnern zu finden. Es ist dabei zu beachten, dass die in Unterordnern enthaltenen Bilder innerhalb dieses Ordners auch nur mit einfachem Namen und nicht mit Pfad angesprochen werden und daher doppelte Dateinamen nicht vergeben werden dürfen. (Dies gilt insbesondere dann, wenn man selber neue Bilder hinzufügt.)</text:p>
        <text:p text:style-name="P9">Die Beschreibung <text:span text:style-name="T1">action</text:span><text:span text:style-name="T4"> eines Feldes gibt an, was passiert, wenn der Spieler versucht das Feld zu betreten, d.h. wenn ein Spieler vor dem Feld steht und die entsprechende Pfeiltaste betätigt. Die möglichen Befehle für Felder werden im nächsten Abschnitt erläutert. Es ist zu beachten, dass der Spieler das Feld wirklich nur dann Betritt, wenn der Befehl das so angibt, in jedem anderen Fall bleibt der Spieler davor stehen.</text:span></text:p>
        <text:p text:style-name="P9"><text:span text:style-name="T4">Die Werte x und y in der Einleitung zum jeweiligen Feld geben an, wo das Feld angezeigt werden soll. Dabei wird von der oberen linken Ecke aus gezählt. Wichtig ist, dass dabei beim Zählen mit Null angefangen wird und nicht mit Eins.</text:span></text:p>
        <text:p text:style-name="P9"><text:span text:style-name="T4">In unserem 1x1 Landschaft Beispiel müsste die Zeile also [0,0] lauten.</text:span></text:p>
        <text:p text:style-name="Heading 3">2.3 Aktionsbefehle</text:p>
        <text:p text:style-name="P5">Anmerkung:</text:p>
        <text:p text:style-name="P5"> <text:s/>! keine Leerzeichen in Befehlen verwenden (außer in text() ab Sh1.8)</text:p>
        <text:p text:style-name="P5"> <text:s/>! geschachtelte Befehlstrukturen funktionieren nicht</text:p>
        <text:p text:style-name="P5"> <text:s/>! Die vordefinierten Variablen nicht mit varset ändern</text:p>
        <table:table table:name="Table1" table:style-name="Table1">
          <table:table-column table:style-name="Table1.col1"/>
          <table:table-column table:style-name="Table1.col2"/>
          <table:table-row table:style-name="Table1.row1">
            <table:table-cell table:style-name="Table1_col1_row1">
              <text:p text:style-name="Normal"><text:span text:style-name="T1">Befehl</text:span></text:p>
            </table:table-cell>
            <table:table-cell table:style-name="Table1_col2_row1">
              <text:p text:style-name="Normal"><text:span text:style-name="T1">Was passiert</text:span></text:p>
            </table:table-cell>
          </table:table-row>
          <table:table-row table:style-name="Table1.row2">
            <table:table-cell table:style-name="Table1_col1_row2">
              <text:p text:style-name="P10"><text:span text:style-name="T1">x</text:span></text:p>
            </table:table-cell>
            <table:table-cell table:style-name="Table1_col2_row2">
              <text:p text:style-name="P10"><text:span text:style-name="T7">dieses Feld ist gesperrt:</text:span><text:span text:style-name="T6"> </text:span><text:span text:style-name="T3">Aufprallgeräusch</text:span><text:span text:style-name="T6"> (+ Spieler läuft nicht)</text:span></text:p>
            </table:table-cell>
          </table:table-row>
          <table:table-row table:style-name="Table1.row3">
            <table:table-cell table:style-name="Table1_col1_row3">
              <text:p text:style-name="Normal"><text:span text:style-name="T1">.</text:span></text:p>
            </table:table-cell>
            <table:table-cell table:style-name="Table1_col2_row3">
              <text:p text:style-name="P10"><text:span text:style-name="T7">dieses Feld ist begehbar: </text:span><text:span text:style-name="T3">Spieler geht ein Feld in Blickrichtung</text:span></text:p>
            </table:table-cell>
          </table:table-row>
          <table:table-row table:style-name="Table1.row4">
            <table:table-cell table:style-name="Table1_col1_row4">
              <text:p text:style-name="Normal"><text:span text:style-name="T1">xtbrl</text:span></text:p>
            </table:table-cell>
            <table:table-cell table:style-name="Table1_col2_row4">
              <text:p text:style-name="P10"><text:span text:style-name="T7">teilweise geperrtes Feld:</text:span></text:p>
              <text:p text:style-name="P11"><text:span text:style-name="T6"> <text:s text:c="2"/></text:span><text:span text:style-name="T3">t -&gt; von oben nicht betretbar, b -&gt; von unten nicht betretbar,</text:span></text:p>
              <text:p text:style-name="P12"><text:span text:style-name="T3"> <text:s/> l -&gt; von links nicht betretbar, r -&gt; von rechts nicht betretbar;</text:span></text:p>
              <text:p text:style-name="P11"><text:span text:style-name="T8">(es müssen nicht alle dieser Buchstaben hinter dem x stehen: zB. xtb)</text:span></text:p>
            </table:table-cell>
          </table:table-row>
          <table:table-row table:style-name="Table1.row5">
            <table:table-cell table:style-name="Table1_col1_row5">
              <text:p text:style-name="Normal"><text:span text:style-name="T9">(befehl,befehl,...)</text:span></text:p>
            </table:table-cell>
            <table:table-cell table:style-name="Table1_col2_row5">
              <text:p text:style-name="Normal"><text:span text:style-name="T9">führt mehrere Befehle der Reihe nach durch</text:span></text:p>
            </table:table-cell>
          </table:table-row>
          <table:table-row table:style-name="Table1.row6">
            <table:table-cell table:style-name="Table1_col1_row6">
              <text:p text:style-name="Normal"><text:span text:style-name="T1">e / eis / ice</text:span></text:p>
            </table:table-cell>
            <table:table-cell table:style-name="Table1_col2_row6">
              <text:p text:style-name="P10"><text:span text:style-name="T7">Feld vereist: </text:span><text:span text:style-name="T3">Spieler geht ein Feld und versucht nächstes zu betreten</text:span></text:p>
            </table:table-cell>
          </table:table-row>
          <table:table-row table:style-name="Table1.row7">
            <table:table-cell table:style-name="Table1_col1_row7">
              <text:p text:style-name="Normal"><text:span text:style-name="T1">v</text:span></text:p>
            </table:table-cell>
            <table:table-cell table:style-name="Table1_col2_row7">
              <text:p text:style-name="Normal"><text:span text:style-name="T9">Spieler wird auf das unter diesem Feld befindliche Feld bewegt</text:span></text:p>
            </table:table-cell>
          </table:table-row>
          <table:table-row table:style-name="Table1.row8">
            <table:table-cell table:style-name="Table1_col1_row8">
              <text:p text:style-name="Normal"><text:span text:style-name="T1">^</text:span></text:p>
            </table:table-cell>
            <table:table-cell table:style-name="Table1_col2_row8">
              <text:p text:style-name="Normal"><text:span text:style-name="T7">Spieler wird auf das über diesem Feld befindliche Feld bewegt</text:span></text:p>
            </table:table-cell>
          </table:table-row>
          <table:table-row table:style-name="Table1.row9">
            <table:table-cell table:style-name="Table1_col1_row9">
              <text:p text:style-name="Normal">&lt;</text:p>
            </table:table-cell>
            <table:table-cell table:style-name="Table1_col2_row9">
              <text:p text:style-name="Normal"><text:span text:style-name="T7">Spieler wird auf das links neben diesem Feld befindliche Feld bewegt</text:span></text:p>
            </table:table-cell>
          </table:table-row>
          <table:table-row table:style-name="Table1.row10">
            <table:table-cell table:style-name="Table1_col1_row10">
              <text:p text:style-name="Normal">&gt;</text:p>
            </table:table-cell>
            <table:table-cell table:style-name="Table1_col2_row10">
              <text:p text:style-name="Normal"><text:span text:style-name="T7">Spieler wird auf das rechts neben diesem Feld befindliche Feld bewegt</text:span></text:p>
            </table:table-cell>
          </table:table-row>
          <table:table-row table:style-name="Table1.row11">
            <table:table-cell table:style-name="Table1_col1_row11">
              <text:p><text:span text:style-name="T9">drehelinks</text:span></text:p>
            </table:table-cell>
            <table:table-cell table:style-name="Table1_col2_row11">
              <text:p><text:span text:style-name="T9">Spieler wird nach links gedreht (Westen)</text:span></text:p>
            </table:table-cell>
          </table:table-row>
          <table:table-row table:style-name="Table1.row12">
            <table:table-cell table:style-name="Table1_col1_row12">
              <text:p><text:span text:style-name="T7">dreherechts</text:span></text:p>
            </table:table-cell>
            <table:table-cell table:style-name="Table1_col2_row12">
              <text:p><text:span text:style-name="T7">Spieler wird nach rechts gedreht (Osten)</text:span></text:p>
            </table:table-cell>
          </table:table-row>
          <table:table-row table:style-name="Table1.row13">
            <table:table-cell table:style-name="Table1_col1_row13">
              <text:p><text:span text:style-name="T7">dreheoben</text:span></text:p>
            </table:table-cell>
            <table:table-cell table:style-name="Table1_col2_row13">
              <text:p><text:span text:style-name="T7">Spieler wird nach oben gedreht (Norden)</text:span></text:p>
            </table:table-cell>
          </table:table-row>
          <table:table-row table:style-name="Table1.row14">
            <table:table-cell table:style-name="Table1_col1_row14">
              <text:p><text:span text:style-name="T7">dreheunten</text:span></text:p>
            </table:table-cell>
            <table:table-cell table:style-name="Table1_col2_row14">
              <text:p><text:span text:style-name="T7">Spieler wird nach unten gedreht (Süden)</text:span></text:p>
            </table:table-cell>
          </table:table-row>
          <table:table-row table:style-name="Table1.row15">
            <table:table-cell table:style-name="Table1_col1_row15">
              <text:p><text:span text:style-name="T9">links</text:span></text:p>
            </table:table-cell>
            <table:table-cell table:style-name="Table1_col2_row15">
              <text:p><text:span text:style-name="T9">Wie wenn der Spieler die linke Pfeiltaste drückt</text:span></text:p>
            </table:table-cell>
          </table:table-row>
          <table:table-row table:style-name="Table1.row16">
            <table:table-cell table:style-name="Table1_col1_row16">
              <text:p><text:span text:style-name="T7">rechts</text:span></text:p>
            </table:table-cell>
            <table:table-cell table:style-name="Table1_col2_row16">
              <text:p><text:span text:style-name="T7">Wie wenn der Spieler die rechte Pfeiltaste drückt</text:span></text:p>
            </table:table-cell>
          </table:table-row>
          <table:table-row table:style-name="Table1.row17">
            <table:table-cell table:style-name="Table1_col1_row17">
              <text:p><text:span text:style-name="T7">oben</text:span></text:p>
            </table:table-cell>
            <table:table-cell table:style-name="Table1_col2_row17">
              <text:p><text:span text:style-name="T7">Wie wenn der Spieler die obere Pfeiltaste drückt</text:span></text:p>
            </table:table-cell>
          </table:table-row>
          <table:table-row table:style-name="Table1.row18">
            <table:table-cell table:style-name="Table1_col1_row18">
              <text:p><text:span text:style-name="T7">unten</text:span></text:p>
            </table:table-cell>
            <table:table-cell table:style-name="Table1_col2_row18">
              <text:p><text:span text:style-name="T7">Wie wenn der Spieler die untere Pfeiltaste drückt</text:span></text:p>
            </table:table-cell>
          </table:table-row>
          <table:table-row table:style-name="Table1.row19">
            <table:table-cell table:style-name="Table1_col1_row19">
              <text:p><text:span text:style-name="T9">open(landschaft,(x,y))</text:span></text:p>
            </table:table-cell>
            <table:table-cell table:style-name="Table1_col2_row19">
              <text:p><text:span text:style-name="T9">Öffnet die angegebene Landschaft am Punkt (x,y)</text:span></text:p>
              <text:p><text:span text:style-name="T9">(nach Koordinatensystem mit (0,0) = Landschaftsmitte)</text:span></text:p>
            </table:table-cell>
          </table:table-row>
          <table:table-row table:style-name="Table1.row20">
            <table:table-cell table:style-name="Table1_col1_row20">
              <text:p><text:span text:style-name="T9">goto(x,y) </text:span><text:span text:style-name="T7">/ </text:span><text:span text:style-name="T9">goto((x,y))</text:span></text:p>
            </table:table-cell>
            <table:table-cell table:style-name="Table1_col2_row20">
              <text:p><text:span text:style-name="T9">bewegt den Spieler in der aktuellen Landschaft an den Punkt (x,y)</text:span></text:p>
            </table:table-cell>
          </table:table-row>
          <table:table-row table:style-name="Table1.row21">
            <table:table-cell table:style-name="Table1_col1_row21">
              <text:p><text:span text:style-name="T9">var(varname)</text:span></text:p>
            </table:table-cell>
            <table:table-cell table:style-name="Table1_col2_row21">
              <text:p><text:span text:style-name="T9">wird vor dem Ausführen anderer Befehle durch den Wert der Variable varname ersetzt</text:span></text:p>
            </table:table-cell>
          </table:table-row>
          <table:table-row table:style-name="Table1.row22">
            <table:table-cell table:style-name="Table1_col1_row22">
              <text:p><text:span text:style-name="T9">varset(varname=wert)</text:span></text:p>
            </table:table-cell>
            <table:table-cell table:style-name="Table1_col2_row22">
              <text:p><text:span text:style-name="T9">setzt den Wert der Variable varname auf wert</text:span></text:p>
            </table:table-cell>
          </table:table-row>
          <table:table-row table:style-name="Table1.row23">
            <table:table-cell table:style-name="Table1_col1_row23">
              <text:p text:style-name="P13"><text:span text:style-name="T9">wenn(wertovariable1= wertodervariable2,</text:span></text:p>
              <text:p text:style-name="P13"><text:span text:style-name="T9">dann,sonst)</text:span></text:p>
            </table:table-cell>
            <table:table-cell table:style-name="Table1_col2_row23">
              <text:p text:style-name="P13"><text:span text:style-name="T9">vergleicht Werte und/oder Variablen und führt entweder dann oder sonst aus </text:span><text:span text:style-name="T3">(zB.: wenn(var(name)=odie,text(Das ist aber ein komischer  Name),nichts)</text:span></text:p>
            </table:table-cell>
          </table:table-row>
          <table:table-row table:style-name="Table1.row24">
            <table:table-cell table:style-name="Table1_col1_row24">
              <text:p><text:span text:style-name="T1">nichts</text:span></text:p>
            </table:table-cell>
            <table:table-cell table:style-name="Table1_col2_row24">
              <text:p><text:span text:style-name="T1">macht nichts</text:span><text:span text:style-name="T4"> (man kann die Stelle auch einfach freilassen)</text:span></text:p>
            </table:table-cell>
          </table:table-row>
          <table:table-row table:style-name="Table1.row25">
            <table:table-cell table:style-name="Table1_col1_row25">
              <text:p><text:span text:style-name="T9">text(text)</text:span></text:p>
            </table:table-cell>
            <table:table-cell table:style-name="Table1_col2_row25">
              <text:p><text:span text:style-name="T9">zeigt text an</text:span></text:p>
              <text:p><text:span text:style-name="T7">(bis Version1.8 </text:span><text:span text:style-name="T10">muss</text:span><text:span text:style-name="T7"> ~ statt Leerzeichen verwendet werden)</text:span></text:p>
            </table:table-cell>
          </table:table-row>
          <table:table-row table:style-name="Table1.row26">
            <table:table-cell table:style-name="Table1_col1_row26">
              <text:p><text:span text:style-name="T9">timer(Sec,Befehl)</text:span></text:p>
            </table:table-cell>
            <table:table-cell table:style-name="Table1_col2_row26">
              <text:p text:style-name="P13"><text:span text:style-name="T9">führt Befehl aus, wenn man die entsprechende Anzahl von Sekunden </text:span><text:span text:style-name="T3">(Kommazahlen mit Punkt statt Komma) stehen bleibt</text:span></text:p>
            </table:table-cell>
          </table:table-row>
          <table:table-row table:style-name="Table1.row27">
            <table:table-cell table:style-name="Table1_col1_row27">
              <text:p><text:span text:style-name="T1">sound(soundfile)</text:span></text:p>
            </table:table-cell>
            <table:table-cell table:style-name="Table1_col2_row27">
              <text:p><text:span text:style-name="T1">Spielt einen Sound aus dem Ordner data/Sounds ab</text:span></text:p>
            </table:table-cell>
          </table:table-row>
          <table:table-row table:style-name="Table1.row28">
            <table:table-cell table:style-name="Table1_col1_row28">
              <text:p><text:span text:style-name="T1">getitem(item,[dann,sonst])</text:span></text:p>
            </table:table-cell>
            <table:table-cell table:style-name="Table1_col2_row28">
              <text:p><text:span text:style-name="T1">Spieler bekommt das Item</text:span></text:p>
              <text:p><text:span text:style-name="T4">(wenn es klappt führe dann aus, wenn nicht, dann sonst)</text:span></text:p>
            </table:table-cell>
          </table:table-row>
          <table:table-row table:style-name="Table1.row29">
            <table:table-cell table:style-name="Table1_col1_row29">
              <text:p><text:span text:style-name="T1">removeitem(item,[dann,sonst])</text:span></text:p>
            </table:table-cell>
            <table:table-cell table:style-name="Table1_col2_row29">
              <text:p><text:span text:style-name="T1">Spieler verliert das Item</text:span></text:p>
              <text:p><text:span text:style-name="T7">(wenn es klappt führe dann aus, wenn nicht, dann sonst)</text:span></text:p>
            </table:table-cell>
          </table:table-row>
          <table:table-row table:style-name="Table1.row30">
            <table:table-cell table:style-name="Table1_col1_row30" table:number-columns-spanned="2">
              <text:p text:style-name="P14"><text:span text:style-name="T1">Befehle für Objekte (Objekte </text:span><text:span text:style-name="T1">siehe </text:span><text:span text:style-name="T11">3.1 Objekte</text:span><text:span text:style-name="T1">)</text:span></text:p>
            </table:table-cell>
            <table:covered-table-cell/>
          </table:table-row>
          <table:table-row table:style-name="Table1.row31">
            <table:table-cell table:style-name="Table1_col1_row31">
              <text:p><text:span text:style-name="T1">objekt.shape(img.png)</text:span></text:p>
            </table:table-cell>
            <table:table-cell table:style-name="Table1_col2_row31">
              <text:p><text:span text:style-name="T1">Das Objekt objekt nimmt die Form img.png an (s. Objektformen)</text:span></text:p>
            </table:table-cell>
          </table:table-row>
          <table:table-row table:style-name="Table1.row32">
            <table:table-cell table:style-name="Table1_col1_row32">
              <text:p><text:span text:style-name="T1">objekt.move(x,y)</text:span></text:p>
            </table:table-cell>
            <table:table-cell table:style-name="Table1_col2_row32">
              <text:p><text:span text:style-name="T1">Bewege das entsprechende Objekt um (x,y)</text:span></text:p>
            </table:table-cell>
          </table:table-row>
        </table:table>
        <text:p text:style-name="P15"/>
        <text:p text:style-name="Heading 2">3. Erweiterte Möglichkeiten der Gestaltung</text:p>
        <text:p text:style-name="Heading 3">3.1 Objekte</text:p>
        <text:p text:style-name="Heading 3">3.2 Forperson</text:p>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Times New Roman" svg:font-family="Times New Roman"/>
  </office:font-face-decls>
  <office:styles>
    <style:style style:name="Reference" style:family="text">
      <style:text-properties fo:font-size="10pt"/>
    </style:style>
    <style:style style:name="Heading 3" style:family="paragraph" style:parent-style-name="Normal" style:next-style-name="Normal">
      <style:paragraph-properties fo:margin-top="22pt" fo:margin-bottom="3pt" fo:keep-with-next="auto"/>
      <style:text-properties style:font-name="Liberation Sans" fo:font-size="12pt" fo:font-weight="bold"/>
    </style:style>
    <style:style style:name="Normal" style:family="paragraph">
      <style:paragraph-properties fo:text-align="left" fo:text-indent="0in" fo:line-height="100%" fo:background-color="transparent" fo:widows="2" fo:margin-left="0pt" fo:margin-right="0pt" fo:margin-top="0pt" fo:margin-bottom="0pt"/>
      <style:text-properties fo:color="#000000" style:font-name="Times New Roman"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style:style style:name="Frame" style:family="graphic"/>
  </office:styles>
  <office:automatic-styles>
    <style:page-layout style:name="Standard">
      <style:page-layout-properties fo:page-width="8.267717in" fo:page-height="11.692913in" style:print-orientation="portrait" fo:margin-top="1.270000cm" fo:margin-bottom="1.270000cm" fo:margin-left="1.0000in" fo:margin-right="1.0000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meta:generator>
  </office:meta>
</office:document-meta>
</file>